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5cm"/>
    </style:style>
    <style:style style:name="co3" style:family="table-column">
      <style:table-column-properties fo:break-before="auto" style:column-width="2.695cm"/>
    </style:style>
    <style:style style:name="co4" style:family="table-column">
      <style:table-column-properties fo:break-before="auto" style:column-width="2.505cm"/>
    </style:style>
    <style:style style:name="co5" style:family="table-column">
      <style:table-column-properties fo:break-before="auto" style:column-width="2.369cm"/>
    </style:style>
    <style:style style:name="co6" style:family="table-column">
      <style:table-column-properties fo:break-before="auto" style:column-width="2.478cm"/>
    </style:style>
    <style:style style:name="co7" style:family="table-column">
      <style:table-column-properties fo:break-before="auto" style:column-width="2.533cm"/>
    </style:style>
    <style:style style:name="co8" style:family="table-column">
      <style:table-column-properties fo:break-before="auto" style:column-width="2.424cm"/>
    </style:style>
    <style:style style:name="co9" style:family="table-column">
      <style:table-column-properties fo:break-before="auto" style:column-width="3.35cm"/>
    </style:style>
    <style:style style:name="co10" style:family="table-column">
      <style:table-column-properties fo:break-before="auto" style:column-width="3.023cm"/>
    </style:style>
    <style:style style:name="co11" style:family="table-column">
      <style:table-column-properties fo:break-before="auto" style:column-width="2.39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0.152cm" svg:y="1.509cm">
            <draw:object draw:notify-on-update-of-ranges="Sheet1.B2:Sheet1.B2 Sheet1.B3:Sheet1.B3 Sheet1.C2:Sheet1.C2 Sheet1.C3:Sheet1.C3 Sheet1.D2:Sheet1.D2 Sheet1.D3:Sheet1.D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7.3cm" svg:y="1.88cm">
            <draw:object draw:notify-on-update-of-ranges="Sheet1.F2:Sheet1.F2 Sheet1.F3:Sheet1.F3 Sheet1.G2:Sheet1.G2 Sheet1.G3:Sheet1.G3 Sheet1.H2:Sheet1.H2 Sheet1.H3:Sheet1.H3 Sheet1.I2:Sheet1.I2 Sheet1.I3:Sheet1.I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0.759cm" svg:y="10.698cm">
            <draw:object draw:notify-on-update-of-ranges="Sheet1.K2:Sheet1.K2 Sheet1.K3:Sheet1.K3 Sheet1.L2:Sheet1.L2 Sheet1.L3:Sheet1.L3 Sheet1.M2:Sheet1.M2 Sheet1.M3:Sheet1.M3 Sheet1.I2:Sheet1.I2 Sheet1.N3:Sheet1.N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.999cm" svg:height="8.999cm" svg:x="17.061cm" svg:y="11.07cm">
            <draw:object draw:notify-on-update-of-ranges="Sheet1.P2:Sheet1.P2 Sheet1.P3:Sheet1.P3 Sheet1.Q2:Sheet1.Q2 Sheet1.Q3:Sheet1.Q3 Sheet1.R2:Sheet1.R2 Sheet1.R3:Sheet1.R3 Sheet1.S2:Sheet1.S2 Sheet1.S3:Sheet1.S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 table:number-columns-spanned="3" table:number-rows-spanned="1">
            <text:p>DMIPS</text:p>
          </table:table-cell>
          <table:covered-table-cell table:number-columns-repeated="2"/>
          <table:table-cell/>
          <table:table-cell table:style-name="ce1" office:value-type="string" calcext:value-type="string" table:number-columns-spanned="4" table:number-rows-spanned="1">
            <text:p>CoreMark</text:p>
          </table:table-cell>
          <table:covered-table-cell table:number-columns-repeated="3"/>
          <table:table-cell/>
          <table:table-cell table:style-name="ce1" office:value-type="string" calcext:value-type="string" table:number-columns-spanned="4" table:number-rows-spanned="1">
            <text:p>CoreMark/Mhz</text:p>
          </table:table-cell>
          <table:covered-table-cell table:number-columns-repeated="3"/>
          <table:table-cell/>
          <table:table-cell table:style-name="ce1" office:value-type="string" calcext:value-type="string" table:number-columns-spanned="4" table:number-rows-spanned="1">
            <text:p>CoreMark/mW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>
            <text:p>STM32f01RE</text:p>
          </table:table-cell>
          <table:table-cell office:value-type="string" calcext:value-type="string">
            <text:p>STM32f439ZI</text:p>
          </table:table-cell>
          <table:table-cell office:value-type="string" calcext:value-type="string">
            <text:p>STM32l031K6</text:p>
          </table:table-cell>
          <table:table-cell/>
          <table:table-cell office:value-type="string" calcext:value-type="string">
            <text:p>STM32f01RE</text:p>
          </table:table-cell>
          <table:table-cell office:value-type="string" calcext:value-type="string">
            <text:p>STM32f439ZI</text:p>
          </table:table-cell>
          <table:table-cell office:value-type="string" calcext:value-type="string">
            <text:p>ESP32</text:p>
          </table:table-cell>
          <table:table-cell office:value-type="string" calcext:value-type="string">
            <text:p>PIC18f46k22</text:p>
          </table:table-cell>
          <table:table-cell/>
          <table:table-cell office:value-type="string" calcext:value-type="string">
            <text:p>STM32f01RE</text:p>
          </table:table-cell>
          <table:table-cell office:value-type="string" calcext:value-type="string">
            <text:p>STM32f439ZI</text:p>
          </table:table-cell>
          <table:table-cell office:value-type="string" calcext:value-type="string">
            <text:p>ESP32</text:p>
          </table:table-cell>
          <table:table-cell office:value-type="string" calcext:value-type="string">
            <text:p>PIC18f46k22</text:p>
          </table:table-cell>
          <table:table-cell/>
          <table:table-cell office:value-type="string" calcext:value-type="string">
            <text:p>STM32f01RE</text:p>
          </table:table-cell>
          <table:table-cell office:value-type="string" calcext:value-type="string">
            <text:p>STM32f439ZI*</text:p>
          </table:table-cell>
          <table:table-cell office:value-type="string" calcext:value-type="string">
            <text:p>ESP32*</text:p>
          </table:table-cell>
          <table:table-cell office:value-type="string" calcext:value-type="string">
            <text:p>PIC18f46k22</text:p>
          </table:table-cell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225" calcext:value-type="float">
            <text:p>225</text:p>
          </table:table-cell>
          <table:table-cell table:formula="of:=0.95*32" office:value-type="float" office:value="30.4" calcext:value-type="float">
            <text:p>30.4</text:p>
          </table:table-cell>
          <table:table-cell/>
          <table:table-cell office:value-type="float" office:value="285" calcext:value-type="float">
            <text:p>285</text:p>
          </table:table-cell>
          <table:table-cell office:value-type="float" office:value="608" calcext:value-type="float">
            <text:p>608</text:p>
          </table:table-cell>
          <table:table-cell office:value-type="float" office:value="660.7" calcext:value-type="float">
            <text:p>660.7</text:p>
          </table:table-cell>
          <table:table-cell office:value-type="float" office:value="7.23" calcext:value-type="float">
            <text:p>7.23</text:p>
          </table:table-cell>
          <table:table-cell/>
          <table:table-cell table:formula="of:=[.F3]/84" office:value-type="float" office:value="3.39285714285714" calcext:value-type="float">
            <text:p>3.39285714285714</text:p>
          </table:table-cell>
          <table:table-cell table:formula="of:=[.G3]/180" office:value-type="float" office:value="3.37777777777778" calcext:value-type="float">
            <text:p>3.37777777777778</text:p>
          </table:table-cell>
          <table:table-cell office:value-type="float" office:value="4.13" calcext:value-type="float">
            <text:p>4.13</text:p>
          </table:table-cell>
          <table:table-cell table:formula="of:=[.I3]/64" office:value-type="float" office:value="0.11296875" calcext:value-type="float">
            <text:p>0.11296875</text:p>
          </table:table-cell>
          <table:table-cell/>
          <table:table-cell table:formula="of:=[.F3]/(3.3*32.5*10^-3)" office:value-type="float" office:value="2657.34265734266" calcext:value-type="float">
            <text:p>2657.34265734266</text:p>
          </table:table-cell>
          <table:table-cell table:formula="of:=[.G3]/(3.3*88.2*10^-3)" office:value-type="float" office:value="2088.91637463066" calcext:value-type="float">
            <text:p>2088.91637463066</text:p>
          </table:table-cell>
          <table:table-cell table:formula="of:=[.H3]/(3.3*100*10^-3)" office:value-type="float" office:value="2002.12121212121" calcext:value-type="float">
            <text:p>2002.12121212121</text:p>
          </table:table-cell>
          <table:table-cell office:value-type="float" office:value="7.23" calcext:value-type="float">
            <text:p>7.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E" style:font-name-asian="Noto Sans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E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9P0" style:volatile="true">
      <number:currency-symbol number:language="en" number:country="IE">€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IE">€</number:currency-symbol>
      <number:number number:decimal-places="2" number:min-decimal-places="2" number:min-integer-digits="1" number:grouping="true"/>
      <style:map style:condition="value()&gt;=0" style:apply-style-name="N11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2T09:10:29.435331153</meta:creation-date>
    <dc:date>2025-05-02T13:02:03.198521963</dc:date>
    <meta:editing-duration>PT2H45M27S</meta:editing-duration>
    <meta:editing-cycles>34</meta:editing-cycles>
    <meta:generator>LibreOffice/24.8.6.2$Linux_X86_64 LibreOffice_project/480$Build-2</meta:generator>
    <meta:document-statistic meta:table-count="1" meta:cell-count="34" meta:object-count="4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129cm" svg:y="0.316cm" chart:style-name="ch2">
          <text:p>DMIPS de quelques STM32</text:p>
        </chart:title>
        <chart:legend chart:legend-position="end" svg:x="13.065cm" svg:y="3.703cm" style:legend-expansion="high" chart:style-name="ch3"/>
        <chart:plot-area chart:style-name="ch4" table:cell-range-address="Sheet1.B2:Sheet1.D3" chart:data-source-has-labels="row" svg:x="0.32cm" svg:y="1.275cm" svg:width="12.425cm" svg:height="7.545cm">
          <chart:coordinate-region svg:x="1.145cm" svg:y="1.474cm" svg:width="11.6cm" svg:height="7.147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B3:Sheet1.B3" chart:label-cell-address="Sheet1.B2:Sheet1.B2" chart:class="chart:bar">
            <chart:data-point/>
          </chart:series>
          <chart:series chart:style-name="ch9" chart:values-cell-range-address="Sheet1.C3:Sheet1.C3" chart:label-cell-address="Sheet1.C2:Sheet1.C2" chart:class="chart:bar">
            <chart:data-point/>
          </chart:series>
          <chart:series chart:style-name="ch10" chart:values-cell-range-address="Sheet1.D3:Sheet1.D3" chart:label-cell-address="Sheet1.D2:Sheet1.D2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M32f01RE</text:p>
                <draw:g>
                  <svg:desc>Sheet1.B2:Sheet1.B2</svg:desc>
                </draw:g>
              </table:table-cell>
              <table:table-cell office:value-type="string">
                <text:p>STM32f439ZI</text:p>
                <draw:g>
                  <svg:desc>Sheet1.C2:Sheet1.C2</svg:desc>
                </draw:g>
              </table:table-cell>
              <table:table-cell office:value-type="string">
                <text:p>STM32l031K6</text:p>
                <draw:g>
                  <svg:desc>Sheet1.D2:Sheet1.D2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05">
                <text:p>105</text:p>
                <draw:g>
                  <svg:desc>Sheet1.B3:Sheet1.B3</svg:desc>
                </draw:g>
              </table:table-cell>
              <table:table-cell office:value-type="float" office:value="225">
                <text:p>225</text:p>
                <draw:g>
                  <svg:desc>Sheet1.C3:Sheet1.C3</svg:desc>
                </draw:g>
              </table:table-cell>
              <table:table-cell office:value-type="float" office:value="30.4">
                <text:p>30.4</text:p>
                <draw:g>
                  <svg:desc>Sheet1.D3:Sheet1.D3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6.2$Linux_X86_64 LibreOffice_project/48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svg:stroke-color="#ffffff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8d1d75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93cm" svg:y="0.316cm" chart:style-name="ch2">
          <text:p>CoreMark</text:p>
        </chart:title>
        <chart:legend chart:legend-position="end" svg:x="13.161cm" svg:y="3.454cm" style:legend-expansion="high" chart:style-name="ch3"/>
        <chart:plot-area chart:style-name="ch4" table:cell-range-address="Sheet1.F2:Sheet1.I3" chart:data-source-has-labels="row" svg:x="0.32cm" svg:y="1.275cm" svg:width="12.521cm" svg:height="7.545cm">
          <chart:coordinate-region svg:x="1.145cm" svg:y="1.475cm" svg:width="11.696cm" svg:height="7.14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F3:Sheet1.F3" chart:label-cell-address="Sheet1.F2:Sheet1.F2" chart:class="chart:bar">
            <chart:data-point/>
          </chart:series>
          <chart:series chart:style-name="ch9" chart:values-cell-range-address="Sheet1.G3:Sheet1.G3" chart:label-cell-address="Sheet1.G2:Sheet1.G2" chart:class="chart:bar">
            <chart:data-point/>
          </chart:series>
          <chart:series chart:style-name="ch10" chart:values-cell-range-address="Sheet1.H3:Sheet1.H3" chart:label-cell-address="Sheet1.H2:Sheet1.H2" chart:class="chart:bar">
            <chart:data-point/>
          </chart:series>
          <chart:series chart:style-name="ch11" chart:values-cell-range-address="Sheet1.I3:Sheet1.I3" chart:label-cell-address="Sheet1.I2:Sheet1.I2" chart:class="chart:bar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M32f01RE</text:p>
                <draw:g>
                  <svg:desc>Sheet1.F2:Sheet1.F2</svg:desc>
                </draw:g>
              </table:table-cell>
              <table:table-cell office:value-type="string">
                <text:p>STM32f439ZI</text:p>
                <draw:g>
                  <svg:desc>Sheet1.G2:Sheet1.G2</svg:desc>
                </draw:g>
              </table:table-cell>
              <table:table-cell office:value-type="string">
                <text:p>ESP32</text:p>
                <draw:g>
                  <svg:desc>Sheet1.H2:Sheet1.H2</svg:desc>
                </draw:g>
              </table:table-cell>
              <table:table-cell office:value-type="string">
                <text:p>PIC18f46k22</text:p>
                <draw:g>
                  <svg:desc>Sheet1.I2:Sheet1.I2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285">
                <text:p>285</text:p>
                <draw:g>
                  <svg:desc>Sheet1.F3:Sheet1.F3</svg:desc>
                </draw:g>
              </table:table-cell>
              <table:table-cell office:value-type="float" office:value="608">
                <text:p>608</text:p>
                <draw:g>
                  <svg:desc>Sheet1.G3:Sheet1.G3</svg:desc>
                </draw:g>
              </table:table-cell>
              <table:table-cell office:value-type="float" office:value="660.7">
                <text:p>660.7</text:p>
                <draw:g>
                  <svg:desc>Sheet1.H3:Sheet1.H3</svg:desc>
                </draw:g>
              </table:table-cell>
              <table:table-cell office:value-type="float" office:value="7.23">
                <text:p>7.23</text:p>
                <draw:g>
                  <svg:desc>Sheet1.I3:Sheet1.I3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6.2$Linux_X86_64 LibreOffice_project/48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800080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405cm" svg:y="0.316cm" chart:style-name="ch2">
          <text:p>CoreMark/MHz</text:p>
        </chart:title>
        <chart:legend chart:legend-position="end" svg:x="13.161cm" svg:y="3.454cm" style:legend-expansion="high" chart:style-name="ch3"/>
        <chart:plot-area chart:style-name="ch4" table:cell-range-address="Sheet1.K2:Sheet1.M3 Sheet1.I2:Sheet1.I2 Sheet1.N3:Sheet1.N3" chart:data-source-has-labels="row" svg:x="0.32cm" svg:y="1.275cm" svg:width="12.521cm" svg:height="7.545cm">
          <chart:coordinate-region svg:x="1.049cm" svg:y="1.474cm" svg:width="11.792cm" svg:height="7.147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K3:Sheet1.K3" chart:label-cell-address="Sheet1.K2:Sheet1.K2" chart:class="chart:bar">
            <chart:data-point/>
          </chart:series>
          <chart:series chart:style-name="ch9" chart:values-cell-range-address="Sheet1.L3:Sheet1.L3" chart:label-cell-address="Sheet1.L2:Sheet1.L2" chart:class="chart:bar">
            <chart:data-point/>
          </chart:series>
          <chart:series chart:style-name="ch10" chart:values-cell-range-address="Sheet1.M3:Sheet1.M3" chart:label-cell-address="Sheet1.M2:Sheet1.M2" chart:class="chart:bar">
            <chart:data-point/>
          </chart:series>
          <chart:series chart:style-name="ch11" chart:values-cell-range-address="Sheet1.N3:Sheet1.N3" chart:label-cell-address="Sheet1.I2:Sheet1.I2" chart:class="chart:bar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M32f01RE</text:p>
                <draw:g>
                  <svg:desc>Sheet1.K2:Sheet1.K2</svg:desc>
                </draw:g>
              </table:table-cell>
              <table:table-cell office:value-type="string">
                <text:p>STM32f439ZI</text:p>
                <draw:g>
                  <svg:desc>Sheet1.L2:Sheet1.L2</svg:desc>
                </draw:g>
              </table:table-cell>
              <table:table-cell office:value-type="string">
                <text:p>ESP32</text:p>
                <draw:g>
                  <svg:desc>Sheet1.M2:Sheet1.M2</svg:desc>
                </draw:g>
              </table:table-cell>
              <table:table-cell office:value-type="string">
                <text:p>PIC18f46k22</text:p>
                <draw:g>
                  <svg:desc>Sheet1.I2:Sheet1.I2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3.39285714285714">
                <text:p>3.39285714285714</text:p>
                <draw:g>
                  <svg:desc>Sheet1.K3:Sheet1.K3</svg:desc>
                </draw:g>
              </table:table-cell>
              <table:table-cell office:value-type="float" office:value="3.37777777777778">
                <text:p>3.37777777777778</text:p>
                <draw:g>
                  <svg:desc>Sheet1.L3:Sheet1.L3</svg:desc>
                </draw:g>
              </table:table-cell>
              <table:table-cell office:value-type="float" office:value="4.13">
                <text:p>4.13</text:p>
                <draw:g>
                  <svg:desc>Sheet1.M3:Sheet1.M3</svg:desc>
                </draw:g>
              </table:table-cell>
              <table:table-cell office:value-type="float" office:value="0.11296875">
                <text:p>0.11296875</text:p>
                <draw:g>
                  <svg:desc>Sheet1.N3:Sheet1.N3</svg:desc>
                </draw:g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6.2$Linux_X86_64 LibreOffice_project/48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chart-properties chart:solid-type="cuboid"/>
      <style:graphic-properties draw:fill-color="#800080"/>
    </style:style>
    <style:style style:name="ch12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467cm" svg:y="0.316cm" chart:style-name="ch2">
          <text:p>CoreMark/mW</text:p>
        </chart:title>
        <chart:legend chart:legend-position="end" svg:x="13.027cm" svg:y="3.454cm" style:legend-expansion="high" chart:style-name="ch3"/>
        <chart:plot-area chart:style-name="ch4" table:cell-range-address="Sheet1.P2:Sheet1.S3" chart:data-source-has-labels="row" svg:x="0.32cm" svg:y="1.275cm" svg:width="12.387cm" svg:height="7.545cm">
          <chart:coordinate-region svg:x="1.336cm" svg:y="1.474cm" svg:width="11.371cm" svg:height="7.147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P3:Sheet1.P3" chart:label-cell-address="Sheet1.P2:Sheet1.P2" chart:class="chart:bar">
            <chart:data-point/>
          </chart:series>
          <chart:series chart:style-name="ch9" chart:values-cell-range-address="Sheet1.Q3:Sheet1.Q3" chart:label-cell-address="Sheet1.Q2:Sheet1.Q2" chart:class="chart:bar">
            <chart:data-point/>
          </chart:series>
          <chart:series chart:style-name="ch10" chart:values-cell-range-address="Sheet1.R3:Sheet1.R3" chart:label-cell-address="Sheet1.R2:Sheet1.R2" chart:class="chart:bar">
            <chart:data-point chart:style-name="ch11"/>
          </chart:series>
          <chart:series chart:style-name="ch12" chart:values-cell-range-address="Sheet1.S3:Sheet1.S3" chart:label-cell-address="Sheet1.S2:Sheet1.S2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M32f01RE</text:p>
                <draw:g>
                  <svg:desc>Sheet1.P2:Sheet1.P2</svg:desc>
                </draw:g>
              </table:table-cell>
              <table:table-cell office:value-type="string">
                <text:p>STM32f439ZI*</text:p>
                <draw:g>
                  <svg:desc>Sheet1.Q2:Sheet1.Q2</svg:desc>
                </draw:g>
              </table:table-cell>
              <table:table-cell office:value-type="string">
                <text:p>ESP32*</text:p>
                <draw:g>
                  <svg:desc>Sheet1.R2:Sheet1.R2</svg:desc>
                </draw:g>
              </table:table-cell>
              <table:table-cell office:value-type="string">
                <text:p>PIC18f46k22</text:p>
                <draw:g>
                  <svg:desc>Sheet1.S2:Sheet1.S2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2657.34265734266">
                <text:p>2657.34265734266</text:p>
                <draw:g>
                  <svg:desc>Sheet1.P3:Sheet1.P3</svg:desc>
                </draw:g>
              </table:table-cell>
              <table:table-cell office:value-type="float" office:value="2088.91637463066">
                <text:p>2088.91637463066</text:p>
                <draw:g>
                  <svg:desc>Sheet1.Q3:Sheet1.Q3</svg:desc>
                </draw:g>
              </table:table-cell>
              <table:table-cell office:value-type="float" office:value="2002.12121212121">
                <text:p>2002.12121212121</text:p>
                <draw:g>
                  <svg:desc>Sheet1.R3:Sheet1.R3</svg:desc>
                </draw:g>
              </table:table-cell>
              <table:table-cell office:value-type="float" office:value="7.23">
                <text:p>7.23</text:p>
                <draw:g>
                  <svg:desc>Sheet1.S3:Sheet1.S3</svg:desc>
                </draw:g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6.2$Linux_X86_64 LibreOffice_project/48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